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]+[.C1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: seed=0</text:p>
          </table:table-cell>
          <table:table-cell office:value-type="string" calcext:value-type="string">
            <text:p>C:seed=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]+[.C2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3]+[.C3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4]+[.C4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5]+[.C5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6]+[.C6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7]+[.C7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8]+[.C8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9]+[.C9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0]+[.C10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1]+[.C11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2]+[.C12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3]+[.C13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4]+[.C14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5]+[.C15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6]+[.C16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7]+[.C17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8]+[.C18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9]+[.C19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0]+[.C20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1]+[.C21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2]+[.C22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3]+[.C23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4]+[.C24])/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5]+[.C25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6]+[.C26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27]+[.C27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8]+[.C28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29]+[.C29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30]+[.C3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31]+[.C31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([.B32]+[.C32])/2" office:value-type="float" office:value="27.5" calcext:value-type="float">
            <text:p>27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33]+[.C3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34]+[.C3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35]+[.C35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36]+[.C36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37]+[.C3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38]+[.C3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39]+[.C3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40]+[.C40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1]+[.C41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42]+[.C42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43]+[.C43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4]+[.C44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45]+[.C45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([.B46]+[.C46])/2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[.B47]+[.C47])/2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48]+[.C48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49]+[.C49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0]+[.C50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51]+[.C51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2]+[.C52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53]+[.C5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54]+[.C54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55]+[.C55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56]+[.C56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57]+[.C5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58]+[.C58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[.B59]+[.C59])/2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60]+[.C6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61]+[.C61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62]+[.C62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63]+[.C6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64]+[.C6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65]+[.C65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66]+[.C66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7]+[.C67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68]+[.C68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69]+[.C6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70]+[.C70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71]+[.C71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72]+[.C72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([.B73]+[.C73])/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74]+[.C7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75]+[.C75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76]+[.C76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B77]+[.C77])/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78]+[.C78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79]+[.C7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80]+[.C8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([.B81]+[.C81])/2"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82]+[.C82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83]+[.C83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4]+[.C84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85]+[.C85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86]+[.C86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([.B87]+[.C87])/2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88]+[.C8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89]+[.C89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90]+[.C90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91]+[.C91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92]+[.C92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93]+[.C9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94]+[.C9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([.B95]+[.C95])/2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96]+[.C96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97]+[.C9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98]+[.C9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99]+[.C99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00]+[.C10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1]+[.C101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02]+[.C102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03]+[.C103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4]+[.C104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05]+[.C105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106]+[.C106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07]+[.C10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([.B108]+[.C108])/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09]+[.C109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50" calcext:value-type="float">
            <text:p>150</text:p>
          </table:table-cell>
          <table:table-cell table:formula="of:=([.B110]+[.C110])/2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11]+[.C111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[.B112]+[.C112])/2"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13]+[.C113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table:formula="of:=([.B114]+[.C114])/2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([.B115]+[.C115])/2" office:value-type="float" office:value="27.5" calcext:value-type="float">
            <text:p>27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16]+[.C116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17]+[.C11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18]+[.C11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119]+[.C119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20]+[.C12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21]+[.C121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([.B122]+[.C122])/2" office:value-type="float" office:value="51.5" calcext:value-type="float">
            <text:p>51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123]+[.C123])/2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B124]+[.C124])/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5]+[.C125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([.B126]+[.C126])/2" office:value-type="float" office:value="27.5" calcext:value-type="float">
            <text:p>27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27]+[.C127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28]+[.C12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([.B129]+[.C129])/2" office:value-type="float" office:value="51.5" calcext:value-type="float">
            <text:p>51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30]+[.C130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B131]+[.C131])/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32]+[.C132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33]+[.C13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34]+[.C13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35]+[.C135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36]+[.C136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37]+[.C13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38]+[.C13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39]+[.C13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B140]+[.C140])/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41]+[.C141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42]+[.C142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B143]+[.C143])/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44]+[.C14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45]+[.C145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46]+[.C146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47]+[.C14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48]+[.C14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49]+[.C14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50]+[.C15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51]+[.C151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B152]+[.C152])/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B153]+[.C153])/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54]+[.C15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55]+[.C155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56]+[.C156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57]+[.C15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58]+[.C15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59]+[.C15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60]+[.C16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61]+[.C161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62]+[.C162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63]+[.C163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B164]+[.C164])/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formula="of:=([.B165]+[.C165])/2"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66]+[.C166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67]+[.C16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68]+[.C16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69]+[.C16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70]+[.C17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71]+[.C171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72]+[.C172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73]+[.C17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74]+[.C17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75]+[.C175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76]+[.C176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77]+[.C177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78]+[.C178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79]+[.C179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B180]+[.C180])/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81]+[.C181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82]+[.C182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83]+[.C183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84]+[.C184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85]+[.C185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86]+[.C186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87]+[.C18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88]+[.C18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([.B189]+[.C189])/2"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90]+[.C19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91]+[.C191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92]+[.C192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93]+[.C19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194]+[.C19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95]+[.C195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96]+[.C196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97]+[.C197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98]+[.C198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199]+[.C199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00]+[.C200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01]+[.C201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02]+[.C202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03]+[.C20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04]+[.C20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05]+[.C205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06]+[.C206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07]+[.C20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08]+[.C20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09]+[.C209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10]+[.C210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11]+[.C211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B212]+[.C212])/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13]+[.C213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14]+[.C214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15]+[.C215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16]+[.C216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17]+[.C217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18]+[.C218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19]+[.C219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([.B220]+[.C220])/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2" calcext:value-type="float">
            <text:p>252</text:p>
          </table:table-cell>
          <table:table-cell office:value-type="float" office:value="2046" calcext:value-type="float">
            <text:p>2046</text:p>
          </table:table-cell>
          <table:table-cell table:formula="of:=([.B221]+[.C221])/2"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50" calcext:value-type="float">
            <text:p>3150</text:p>
          </table:table-cell>
          <table:table-cell office:value-type="float" office:value="252" calcext:value-type="float">
            <text:p>252</text:p>
          </table:table-cell>
          <table:table-cell table:formula="of:=([.B222]+[.C222])/2" office:value-type="float" office:value="1701" calcext:value-type="float">
            <text:p>170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23]+[.C223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24]+[.C224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25]+[.C225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26]+[.C226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27]+[.C227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28]+[.C228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2046" calcext:value-type="float">
            <text:p>2046</text:p>
          </table:table-cell>
          <table:table-cell table:formula="of:=([.B229]+[.C229])/2"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30]+[.C230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31]+[.C231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046" calcext:value-type="float">
            <text:p>2046</text:p>
          </table:table-cell>
          <table:table-cell table:formula="of:=([.B232]+[.C232])/2"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2" calcext:value-type="float">
            <text:p>252</text:p>
          </table:table-cell>
          <table:table-cell office:value-type="float" office:value="2046" calcext:value-type="float">
            <text:p>2046</text:p>
          </table:table-cell>
          <table:table-cell table:formula="of:=([.B233]+[.C233])/2"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2046" calcext:value-type="float">
            <text:p>2046</text:p>
          </table:table-cell>
          <table:table-cell table:formula="of:=([.B234]+[.C234])/2"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2046" calcext:value-type="float">
            <text:p>2046</text:p>
          </table:table-cell>
          <table:table-cell table:formula="of:=([.B235]+[.C235])/2"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36]+[.C236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252" calcext:value-type="float">
            <text:p>252</text:p>
          </table:table-cell>
          <table:table-cell table:formula="of:=([.B237]+[.C237])/2"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38]+[.C238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2046" calcext:value-type="float">
            <text:p>2046</text:p>
          </table:table-cell>
          <table:table-cell table:formula="of:=([.B239]+[.C239])/2"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3150" calcext:value-type="float">
            <text:p>3150</text:p>
          </table:table-cell>
          <table:table-cell table:formula="of:=([.B240]+[.C240])/2" office:value-type="float" office:value="3150" calcext:value-type="float">
            <text:p>315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41]+[.C241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252" calcext:value-type="float">
            <text:p>252</text:p>
          </table:table-cell>
          <table:table-cell table:formula="of:=([.B242]+[.C242])/2"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2046" calcext:value-type="float">
            <text:p>2046</text:p>
          </table:table-cell>
          <table:table-cell table:formula="of:=([.B243]+[.C243])/2" office:value-type="float" office:value="2046" calcext:value-type="float">
            <text:p>2046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450" calcext:value-type="float">
            <text:p>9450</text:p>
          </table:table-cell>
          <table:table-cell office:value-type="float" office:value="252" calcext:value-type="float">
            <text:p>252</text:p>
          </table:table-cell>
          <table:table-cell table:formula="of:=([.B244]+[.C244])/2" office:value-type="float" office:value="4851" calcext:value-type="float">
            <text:p>485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46" calcext:value-type="float">
            <text:p>2046</text:p>
          </table:table-cell>
          <table:table-cell office:value-type="float" office:value="252" calcext:value-type="float">
            <text:p>252</text:p>
          </table:table-cell>
          <table:table-cell table:formula="of:=([.B245]+[.C245])/2"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46]+[.C246])/2"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650" calcext:value-type="float">
            <text:p>1650</text:p>
          </table:table-cell>
          <table:table-cell table:formula="of:=([.B247]+[.C247])/2"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48]+[.C248])/2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249]+[.C249])/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50]+[.C250])/2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251]+[.C251])/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([.B252]+[.C252])/2"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50" calcext:value-type="float">
            <text:p>1650</text:p>
          </table:table-cell>
          <table:table-cell office:value-type="float" office:value="2500" calcext:value-type="float">
            <text:p>2500</text:p>
          </table:table-cell>
          <table:table-cell table:formula="of:=([.B253]+[.C253])/2" office:value-type="float" office:value="2075" calcext:value-type="float">
            <text:p>207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54]+[.C254])/2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([.B255]+[.C255])/2" office:value-type="float" office:value="53.5" calcext:value-type="float">
            <text:p>53.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([.B256]+[.C256])/2"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E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6:13:23.468906975</meta:creation-date>
    <dc:date>2021-02-10T18:37:29.017846100</dc:date>
    <meta:editing-duration>PT33M14S</meta:editing-duration>
    <meta:editing-cycles>2</meta:editing-cycles>
    <meta:generator>LibreOffice/6.4.6.2$Linux_X86_64 LibreOffice_project/40$Build-2</meta:generator>
    <meta:document-statistic meta:table-count="1" meta:cell-count="1282" meta:object-count="0"/>
  </office:meta>
</office:document-meta>
</file>